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String.RtfString( RtfContainer parent , Writer w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String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tring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tring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tring.set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